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fr1" style:family="graphic" style:parent-style-name="Graphics">
      <style:graphic-properties fo:margin-top="1cm" fo:margin-bottom="0cm" style:run-through="background" style:wrap="run-through" style:number-wrapped-paragraphs="no-limit" style:vertical-pos="top" style:vertical-rel="page-content" style:horizontal-pos="center" style:horizontal-rel="page-content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Bare_20_Title" text:outline-level="1"><draw:frame draw:style-name="fr1" draw:name="graphics2" text:anchor-type="char" svg:width="16.619cm" svg:height="5.122cm" draw:z-index="0"><draw:image xlink:href="../Discordians_Title_Backdrop.png" xlink:type="simple" xlink:show="embed" xlink:actuate="onLoad"/></draw:frame><text:toc-mark-start text:id="IMark342037204" text:outline-level="1"/>Introduction<text:toc-mark-end text:id="IMark342037204"/></text:h>
      <text:section text:style-name="Sect1" text:name="Section1">
        <text:p text:style-name="Text_20_body">You hold in your hands one of the Great Books of ancient mythic para-history fnord. <text:s/>This document describes the background, powers and context of the Exalted of Eris, goddess of discord.</text:p>
        <text:p text:style-name="TODO">TODO: Add some inspirations and resources, partly so the Storytelling chapter can refer to them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normal" fo:text-transform="none"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font-variant="normal" fo:text-transform="none"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debar" style:family="graphic" style:parent-style-name="Frame">
      <style:graphic-properties svg:width="16.999cm" style:rel-width="100%" fo:min-height="1.08cm" text:anchor-type="as-char" svg:y="0cm" style:vertical-pos="middle" style:vertical-rel="line" fo:background-color="#ffffcc" style:background-transparency="0%" fo:padding-left="0.499cm" fo:padding-right="0.499cm" fo:padding-top="0cm" fo:padding-bottom="0.6cm" fo:border="0.018cm solid #000000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troduction</dc:title>
    <dc:date>2010-09-12T01:03:15</dc:date>
    <meta:editing-duration>PT01H38M56S</meta:editing-duration>
    <meta:editing-cycles>36</meta:editing-cycles>
    <meta:generator>OpenOffice.org/3.2$Unix OpenOffice.org_project/320m12$Build-9483</meta:generator>
    <dc:creator>Hugh Greene</dc:creator>
    <meta:document-statistic meta:table-count="0" meta:image-count="1" meta:object-count="0" meta:page-count="1" meta:paragraph-count="6" meta:word-count="47" meta:character-count="301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23:20:20"/>
  </office:meta>
</office:document-meta>
</file>